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Not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Lit review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Question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Hypothesis, draft intro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table:style-name="ce4" office:value-type="string" calcext:value-type="string">
            <text:p>601 essay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Materials Ethics app</text:p>
          </table:table-cell>
          <table:table-cell table:number-columns-repeated="2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Draft Method</text:p>
          </table:table-cell>
          <table:table-cell table:number-columns-repeated="2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Presentation 1</text:p>
          </table:table-cell>
          <table:table-cell table:number-columns-repeated="2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table:style-name="ce4" office:value-type="string" calcext:value-type="string">
            <text:p>602 essay</text:p>
          </table:table-cell>
          <table:table-cell table:number-columns-repeated="2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table:style-name="ce4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0-12-31" calcext:value-type="date">
            <text:p>31/12/20</text:p>
          </table:table-cell>
          <table:table-cell table:style-name="ce4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table:style-name="ce4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1-01-14" calcext:value-type="date">
            <text:p>14/01/21</text:p>
          </table:table-cell>
          <table:table-cell table:style-name="ce4" office:value-type="string" calcext:value-type="string">
            <text:p>revision</text:p>
          </table:table-cell>
          <table:table-cell table:number-columns-repeated="2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table:style-name="ce4" office:value-type="string" calcext:value-type="string">
            <text:p>Exams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table:style-name="ce4" office:value-type="string" calcext:value-type="string">
            <text:p>Exams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4/02/2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table:number-columns-repeated="3"/>
        </table:table-row>
        <table:table-row table:style-name="ro1">
          <table:table-cell office:value-type="date" office:date-value="2021-02-18" calcext:value-type="date">
            <text:p>18/02/21</text:p>
          </table:table-cell>
          <table:table-cell table:number-columns-repeated="3"/>
        </table:table-row>
        <table:table-row table:style-name="ro1"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Data collection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Analysis, draft Results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11/03/21</text:p>
          </table:table-cell>
          <table:table-cell table:style-name="ce4" office:value-type="string" calcext:value-type="string">
            <text:p>603 essay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table:style-name="ce5" office:value-type="string" calcext:value-type="string">
            <text:p>Interpretation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Presentation 2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table:style-name="ce6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1-04-08" calcext:value-type="date">
            <text:p>08/04/21</text:p>
          </table:table-cell>
          <table:table-cell table:style-name="ce6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1-04-15" calcext:value-type="date">
            <text:p>15/04/21</text:p>
          </table:table-cell>
          <table:table-cell table:style-name="ce6" office:value-type="string" calcext:value-type="string">
            <text:p>VACATION</text:p>
          </table:table-cell>
          <table:table-cell office:value-type="string" calcext:value-type="string">
            <text:p>Supervisor not available</text:p>
          </table:table-cell>
          <table:table-cell/>
        </table:table-row>
        <table:table-row table:style-name="ro1">
          <table:table-cell office:value-type="date" office:date-value="2021-04-22" calcext:value-type="date">
            <text:p>22/04/21</text:p>
          </table:table-cell>
          <table:table-cell office:value-type="string" calcext:value-type="string">
            <text:p>Draft Discussion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9/04/2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6/05/21</text:p>
          </table:table-cell>
          <table:table-cell office:value-type="string" calcext:value-type="string">
            <text:p>Submit repo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09-30T11:49:53.494378340</meta:creation-date>
    <dc:date>2020-09-30T21:08:31.653112603</dc:date>
    <dc:creator>Andy Wills</dc:creator>
    <meta:editing-duration>PT9H7M7S</meta:editing-duration>
    <meta:editing-cycles>5</meta:editing-cycles>
    <meta:generator>LibreOffice/6.4.6.2$Linux_X86_64 LibreOffice_project/40$Build-2</meta:generator>
    <meta:document-statistic meta:table-count="1" meta:cell-count="65" meta:object-count="0"/>
  </office:meta>
</office:document-meta>
</file>